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ightSans" svg:font-family="FreightSans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officeooo:rsid="00102063" officeooo:paragraph-rsid="00102063"/>
    </style:style>
    <style:style style:name="P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2063" officeooo:paragraph-rsid="00102063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2063" officeooo:paragraph-rsid="00110fb6"/>
    </style:style>
    <style:style style:name="P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2063" officeooo:paragraph-rsid="00172e2e"/>
    </style:style>
    <style:style style:name="P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2063" officeooo:paragraph-rsid="00174c86"/>
    </style:style>
    <style:style style:name="P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2063" officeooo:paragraph-rsid="00176c32"/>
    </style:style>
    <style:style style:name="P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2063" officeooo:paragraph-rsid="001a63ec"/>
    </style:style>
    <style:style style:name="P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2063" officeooo:paragraph-rsid="001c3fc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02063" officeooo:paragraph-rsid="001c6163"/>
    </style:style>
    <style:style style:name="P1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a63ec" officeooo:paragraph-rsid="001a63ec"/>
    </style:style>
    <style:style style:name="P1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officeooo:rsid="001a63ec" officeooo:paragraph-rsid="001c3fc0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style:text-underline-style="none" officeooo:paragraph-rsid="00149123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style:text-underline-style="none" officeooo:rsid="00102063" officeooo:paragraph-rsid="001c3fc0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02063" officeooo:paragraph-rsid="001c6163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6163" officeooo:paragraph-rsid="001c6163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86818" officeooo:paragraph-rsid="0018681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02063"/>
    </style:style>
    <style:style style:name="P18" style:family="paragraph" style:parent-style-name="Standard">
      <style:paragraph-properties fo:text-align="start" style:justify-single-word="false"/>
      <style:text-properties officeooo:paragraph-rsid="00106f07"/>
    </style:style>
    <style:style style:name="P19" style:family="paragraph" style:parent-style-name="Standard">
      <style:paragraph-properties fo:text-align="start" style:justify-single-word="false"/>
      <style:text-properties officeooo:paragraph-rsid="00110fb6"/>
    </style:style>
    <style:style style:name="P20" style:family="paragraph" style:parent-style-name="Standard">
      <style:paragraph-properties fo:text-align="start" style:justify-single-word="false"/>
      <style:text-properties officeooo:paragraph-rsid="0012ebfb"/>
    </style:style>
    <style:style style:name="P21" style:family="paragraph" style:parent-style-name="Standard">
      <style:paragraph-properties fo:text-align="start" style:justify-single-word="false"/>
      <style:text-properties officeooo:paragraph-rsid="00149123"/>
    </style:style>
    <style:style style:name="P22" style:family="paragraph" style:parent-style-name="Standard">
      <style:paragraph-properties fo:text-align="start" style:justify-single-word="false"/>
      <style:text-properties officeooo:paragraph-rsid="0015e02c"/>
    </style:style>
    <style:style style:name="P23" style:family="paragraph" style:parent-style-name="Standard">
      <style:paragraph-properties fo:text-align="start" style:justify-single-word="false"/>
      <style:text-properties officeooo:paragraph-rsid="00172e2e"/>
    </style:style>
    <style:style style:name="P24" style:family="paragraph" style:parent-style-name="Standard">
      <style:paragraph-properties fo:text-align="start" style:justify-single-word="false"/>
      <style:text-properties officeooo:paragraph-rsid="00174c86"/>
    </style:style>
    <style:style style:name="P25" style:family="paragraph" style:parent-style-name="Standard">
      <style:paragraph-properties fo:text-align="start" style:justify-single-word="false"/>
      <style:text-properties officeooo:paragraph-rsid="00186818"/>
    </style:style>
    <style:style style:name="P26" style:family="paragraph" style:parent-style-name="Standard">
      <style:paragraph-properties fo:text-align="start" style:justify-single-word="false"/>
      <style:text-properties officeooo:paragraph-rsid="00187a60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paragraph-rsid="00186818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15e02c" officeooo:paragraph-rsid="0015e02c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15e02c" officeooo:paragraph-rsid="00174c86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e02c" officeooo:paragraph-rsid="0015e02c"/>
    </style:style>
    <style:style style:name="P3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e02c" officeooo:paragraph-rsid="00174c86"/>
    </style:style>
    <style:style style:name="P32" style:family="paragraph" style:parent-style-name="Standard">
      <style:paragraph-properties fo:text-align="start" style:justify-single-word="false"/>
      <style:text-properties officeooo:rsid="00186818" officeooo:paragraph-rsid="00186818"/>
    </style:style>
    <style:style style:name="T1" style:family="text">
      <style:text-properties officeooo:rsid="0010206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e02c"/>
    </style:style>
    <style:style style:name="T4" style:family="text">
      <style:text-properties style:text-underline-style="none" officeooo:rsid="001c3fc0"/>
    </style:style>
    <style:style style:name="T5" style:family="text">
      <style:text-properties style:text-underline-style="none" officeooo:rsid="00106f07"/>
    </style:style>
    <style:style style:name="T6" style:family="text">
      <style:text-properties style:text-underline-style="none" officeooo:rsid="001c616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10fb6" style:font-style-asian="normal" style:font-style-complex="normal"/>
    </style:style>
    <style:style style:name="T9" style:family="text">
      <style:text-properties fo:font-style="normal" officeooo:rsid="00106f07" style:font-style-asian="normal" style:font-style-complex="normal"/>
    </style:style>
    <style:style style:name="T10" style:family="text">
      <style:text-properties fo:font-style="normal" officeooo:rsid="00172e2e" style:font-style-asian="normal" style:font-style-complex="normal"/>
    </style:style>
    <style:style style:name="T11" style:family="text">
      <style:text-properties fo:font-style="normal" officeooo:rsid="00176c32" style:font-style-asian="normal" style:font-style-complex="normal"/>
    </style:style>
    <style:style style:name="T12" style:family="text">
      <style:text-properties fo:font-style="normal" officeooo:rsid="00186818" style:font-style-asian="normal" style:font-style-complex="normal"/>
    </style:style>
    <style:style style:name="T13" style:family="text">
      <style:text-properties fo:font-style="normal" officeooo:rsid="001a63ec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106f07" style:font-style-asian="normal" style:font-style-complex="normal"/>
    </style:style>
    <style:style style:name="T16" style:family="text">
      <style:text-properties fo:font-style="normal" style:text-underline-style="none" officeooo:rsid="00172e2e" style:font-style-asian="normal" style:font-style-complex="normal"/>
    </style:style>
    <style:style style:name="T17" style:family="text">
      <style:text-properties fo:font-style="normal" style:text-underline-style="none" officeooo:rsid="00174c86" style:font-style-asian="normal" style:font-style-complex="normal"/>
    </style:style>
    <style:style style:name="T18" style:family="text">
      <style:text-properties fo:font-style="normal" style:text-underline-style="none" officeooo:rsid="001c3fc0" style:font-style-asian="normal" style:font-style-complex="normal"/>
    </style:style>
    <style:style style:name="T19" style:family="text">
      <style:text-properties fo:font-style="normal" style:text-underline-style="none" officeooo:rsid="001c6163" style:font-style-asian="normal" style:font-style-complex="normal"/>
    </style:style>
    <style:style style:name="T20" style:family="text">
      <style:text-properties fo:color="#106802"/>
    </style:style>
    <style:style style:name="T21" style:family="text">
      <style:text-properties fo:color="#106802" fo:font-style="italic" style:text-underline-style="solid" style:text-underline-width="auto" style:text-underline-color="font-color" officeooo:rsid="00102063" style:font-style-asian="italic" style:font-style-complex="italic"/>
    </style:style>
    <style:style style:name="T22" style:family="text">
      <style:text-properties fo:color="#106802" fo:font-style="italic" style:font-style-asian="italic" style:font-style-complex="italic"/>
    </style:style>
    <style:style style:name="T23" style:family="text">
      <style:text-properties fo:color="#106802" fo:font-style="italic" officeooo:rsid="00102063" style:font-style-asian="italic" style:font-style-complex="italic"/>
    </style:style>
    <style:style style:name="T24" style:family="text">
      <style:text-properties fo:color="#106802" fo:font-style="italic" officeooo:rsid="00106f07" style:font-style-asian="italic" style:font-style-complex="italic"/>
    </style:style>
    <style:style style:name="T25" style:family="text">
      <style:text-properties fo:color="#106802" fo:font-style="italic" officeooo:rsid="001c3fc0" style:font-style-asian="italic" style:font-style-complex="italic"/>
    </style:style>
    <style:style style:name="T26" style:family="text">
      <style:text-properties fo:color="#106802" fo:font-style="italic" officeooo:rsid="001c6163" style:font-style-asian="italic" style:font-style-complex="italic"/>
    </style:style>
    <style:style style:name="T27" style:family="text">
      <style:text-properties fo:color="#106802" fo:font-style="normal" style:text-underline-style="none" officeooo:rsid="00102063" style:font-style-asian="normal" style:font-style-complex="normal"/>
    </style:style>
    <style:style style:name="T28" style:family="text">
      <style:text-properties fo:color="#106802" officeooo:rsid="001c3fc0"/>
    </style:style>
    <style:style style:name="T29" style:family="text">
      <style:text-properties fo:color="#106802" officeooo:rsid="001c6163"/>
    </style:style>
    <style:style style:name="T30" style:family="text">
      <style:text-properties fo:color="#000000" fo:font-style="normal" style:text-underline-style="none" style:font-style-asian="normal" style:font-style-complex="normal"/>
    </style:style>
    <style:style style:name="T31" style:family="text">
      <style:text-properties fo:color="#000000" fo:font-style="normal" style:text-underline-style="none" officeooo:rsid="00102063" style:font-style-asian="normal" style:font-style-complex="normal"/>
    </style:style>
    <style:style style:name="T32" style:family="text">
      <style:text-properties fo:color="#000000" fo:font-style="normal" style:text-underline-style="none" officeooo:rsid="00106f07" style:font-style-asian="normal" style:font-style-complex="normal"/>
    </style:style>
    <style:style style:name="T33" style:family="text">
      <style:text-properties fo:color="#000000" fo:font-style="normal" style:text-underline-style="none" officeooo:rsid="00110fb6" style:font-style-asian="normal" style:font-style-complex="normal"/>
    </style:style>
    <style:style style:name="T34" style:family="text">
      <style:text-properties fo:color="#000000" fo:font-style="normal" style:text-underline-style="none" officeooo:rsid="0015e02c" style:font-style-asian="normal" style:font-style-complex="normal"/>
    </style:style>
    <style:style style:name="T35" style:family="text">
      <style:text-properties fo:color="#000000" fo:font-style="normal" style:text-underline-style="none" officeooo:rsid="00172e2e" style:font-style-asian="normal" style:font-style-complex="normal"/>
    </style:style>
    <style:style style:name="T36" style:family="text">
      <style:text-properties fo:color="#000000" fo:font-style="normal" style:text-underline-style="none" officeooo:rsid="00174c86" style:font-style-asian="normal" style:font-style-complex="normal"/>
    </style:style>
    <style:style style:name="T37" style:family="text">
      <style:text-properties fo:color="#000000" fo:font-style="normal" style:text-underline-style="none" officeooo:rsid="00186818" style:font-style-asian="normal" style:font-style-complex="normal"/>
    </style:style>
    <style:style style:name="T38" style:family="text">
      <style:text-properties fo:color="#000000" fo:font-style="normal" style:text-underline-style="none" fo:font-weight="bold" officeooo:rsid="00187a60" style:font-style-asian="normal" style:font-weight-asian="bold" style:font-style-complex="normal" style:font-weight-complex="bold"/>
    </style:style>
    <style:style style:name="T39" style:family="text">
      <style:text-properties fo:color="#000000" fo:font-style="normal" style:text-underline-style="solid" style:text-underline-width="auto" style:text-underline-color="font-color" officeooo:rsid="00106f07" style:font-style-asian="normal" style:font-style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tyle="normal" officeooo:rsid="00106f07" style:font-style-asian="normal" style:font-style-complex="normal"/>
    </style:style>
    <style:style style:name="T42" style:family="text">
      <style:text-properties fo:color="#000000" fo:font-style="normal" officeooo:rsid="00186818" style:font-style-asian="normal" style:font-style-complex="normal"/>
    </style:style>
    <style:style style:name="T43" style:family="text">
      <style:text-properties fo:color="#000000" fo:font-style="italic" style:text-underline-style="none" fo:font-weight="bold" officeooo:rsid="00106f07" style:font-style-asian="italic" style:font-weight-asian="bold" style:font-style-complex="italic" style:font-weight-complex="bold"/>
    </style:style>
    <style:style style:name="T44" style:family="text">
      <style:text-properties fo:color="#000000" fo:font-style="italic" style:text-underline-style="none" fo:font-weight="bold" officeooo:rsid="00172e2e" style:font-style-asian="italic" style:font-weight-asian="bold" style:font-style-complex="italic" style:font-weight-complex="bold"/>
    </style:style>
    <style:style style:name="T45" style:family="text">
      <style:text-properties fo:color="#000000" style:font-name="Liberation Serif" fo:font-size="12pt" fo:font-weight="normal" officeooo:rsid="00187a60" style:font-size-asian="12pt" style:font-weight-asian="normal" style:font-size-complex="12pt" style:font-weight-complex="normal"/>
    </style:style>
    <style:style style:name="T46" style:family="text">
      <style:text-properties officeooo:rsid="00106f07"/>
    </style:style>
    <style:style style:name="T47" style:family="text">
      <style:text-properties style:text-underline-style="solid" style:text-underline-width="auto" style:text-underline-color="font-color" officeooo:rsid="00106f07"/>
    </style:style>
    <style:style style:name="T48" style:family="text">
      <style:text-properties fo:font-style="italic" style:text-underline-style="none" officeooo:rsid="00172e2e" style:font-style-asian="italic" style:font-style-complex="italic"/>
    </style:style>
    <style:style style:name="T49" style:family="text">
      <style:text-properties officeooo:rsid="00149123"/>
    </style:style>
    <style:style style:name="T50" style:family="text">
      <style:text-properties officeooo:rsid="0015e02c"/>
    </style:style>
    <style:style style:name="T51" style:family="text">
      <style:text-properties officeooo:rsid="00174c86"/>
    </style:style>
    <style:style style:name="T52" style:family="text">
      <style:text-properties officeooo:rsid="00186818"/>
    </style:style>
    <style:style style:name="T53" style:family="text">
      <style:text-properties officeooo:rsid="00187a60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187a60" style:font-size-asian="12pt" style:font-weight-asian="normal" style:font-size-complex="12pt" style:font-weight-complex="normal"/>
    </style:style>
    <style:style style:name="T56" style:family="text">
      <style:text-properties officeooo:rsid="001c3fc0"/>
    </style:style>
    <style:style style:name="T57" style:family="text">
      <style:text-properties officeooo:rsid="001c6163"/>
    </style:style>
    <style:style style:name="T58" style:family="text">
      <style:text-properties officeooo:rsid="001e5f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ary of the metrics </text:p>
      <text:p text:style-name="P1"><text:span text:style-name="T2"/></text:p>
      <text:p text:style-name="P2"><text:span text:style-name="T2"/></text:p>
      <text:p text:style-name="P2">BLEU (2002)</text:p>
      <text:p text:style-name="P2"/>
      <text:p text:style-name="P17"><text:span text:style-name="T21">+: </text:span></text:p>
      <text:p text:style-name="P17"><text:span text:style-name="T31">- easy to understand / intuitive : </text:span><text:span text:style-name="T30">n-gram co-occurrence scoring procedure</text:span></text:p>
      <text:p text:style-name="P17"><text:span text:style-name="T30">- </text:span><text:span text:style-name="T31">remained the most used during many years ; has been shown to correlate well with human assessments</text:span></text:p>
      <text:p text:style-name="P17"><text:span text:style-name="T31"/></text:p>
      <text:p text:style-name="P17"><text:span text:style-name="T21">- : </text:span></text:p>
      <text:p text:style-name="P17"><text:span text:style-name="T31">- subjective application of the brevity penalty ; can be replaced with a recall related parameter that is sensitive to reference length</text:span></text:p>
      <text:p text:style-name="P18"><text:span text:style-name="T31">- corpus- level metric : it does not consider sentence level structure, although BLEU uses high order n-gram (n&gt;1). </text:span><text:span text:style-name="T32">Thus, two sentences with a complete different meaning can have the same score (given the same reference).</text:span></text:p>
      <text:p text:style-name="P18"><text:span text:style-name="T39">Ex :</text:span><text:span text:style-name="T32"> </text:span></text:p>
      <text:p text:style-name="P18"><text:span text:style-name="T32">Ref</text:span><text:span text:style-name="T30">. police killed the gunman </text:span></text:p>
      <text:p text:style-name="P18"><text:span text:style-name="T32">C1</text:span><text:span text:style-name="T30">. police kill the gunman </text:span></text:p>
      <text:p text:style-name="P18"><text:span text:style-name="T32">C2</text:span><text:span text:style-name="T30">. the gunman kill police </text:span></text:p>
      <text:p text:style-name="P18"><text:span text:style-name="T30"/></text:p>
      <text:p text:style-name="P18"><text:span text:style-name="T32">If we consider only </text:span><text:span text:style-name="T30">unigram and bigram, i.e. </text:span><text:span text:style-name="T32">n</text:span><text:span text:style-name="T30">=2, </text:span><text:span text:style-name="T32">C1</text:span><text:span text:style-name="T30"> and </text:span><text:span text:style-name="T32">C2</text:span><text:span text:style-name="T30"> would have the same score, since they both have one bigram and three unigram matches</text:span></text:p>
      <text:p text:style-name="P18"><text:span text:style-name="T30"/></text:p>
      <text:p text:style-name="P18"><text:span text:style-name="T30">- BLEU is a geometric mean of unigram to </text:span><text:span text:style-name="T32">n</text:span><text:span text:style-name="T30">-gram precisions. Any candidate translation without a </text:span><text:span text:style-name="T32">n</text:span><text:span text:style-name="T30">-gram match has a per-sentence BLEU score of zero. Although BLEU is usually calculated over </text:span><text:span text:style-name="T32">a</text:span><text:span text:style-name="T30"> whole test corpus, it is still desirable to have a measure that works reliably at sentence level for diagnostic and introspection purpose. </text:span><text:span text:style-name="T43">Hence our choice of n = 1 ? Or cre</text:span><text:span text:style-name="T44">ate</text:span><text:span text:style-name="T43"> Bleu-1, and Bleu-2 ?</text:span></text:p>
      <text:p text:style-name="P18"><text:span text:style-name="T32"/></text:p>
      <text:p text:style-name="P7"><text:span text:style-name="T8">ROUGE</text:span><text:span text:style-name="T9"> (200</text:span><text:span text:style-name="T13">3</text:span><text:span text:style-name="T9">)</text:span></text:p>
      <text:p text:style-name="P7"><text:span text:style-name="T15"/></text:p>
      <text:p text:style-name="P10"><text:span text:style-name="T14">A recall-related measure (BLEU = a precision-related measure), but with methods similar to BLEU</text:span></text:p>
      <text:p text:style-name="P10"><text:span text:style-name="T14"/></text:p>
      <text:p text:style-name="P11"><text:span text:style-name="T23">+: </text:span></text:p>
      <text:p text:style-name="P8"><text:span text:style-name="T14">- easy to understand / intuitive : </text:span><text:span text:style-name="T15">n-gram co-occurrence </text:span><text:span text:style-name="T18">recall</text:span><text:span text:style-name="T15"> scoring procedure</text:span></text:p>
      <text:p text:style-name="P8"><text:span text:style-name="T15"/></text:p>
      <text:p text:style-name="P8"><text:span text:style-name="T22">- : </text:span></text:p>
      <text:p text:style-name="P8"><text:span text:style-name="T22"/></text:p>
      <text:p text:style-name="P13">- <text:span text:style-name="T56">no takes into account precision (at the origin, ameliorations in 2018 (see the related article)</text:span></text:p>
      <text:p text:style-name="P13">- <text:span text:style-name="T58">no has a sentence-level structure (at the origin, ameliorations in 2018)</text:span></text:p>
      <text:p text:style-name="P14"><text:span text:style-name="T56">- </text:span><text:span text:style-name="T57">a</text:span><text:span text:style-name="T56">ny candidate translation without a </text:span><text:span text:style-name="T46">n</text:span><text:span text:style-name="T56">-gram match has a per-sentence </text:span><text:span text:style-name="T57">ROUGE</text:span><text:span text:style-name="T56"> score of zero </text:span><text:span text:style-name="T57">(same as BLEU)</text:span></text:p>
      <text:p text:style-name="P14"/>
      <text:p text:style-name="P15">NB : initially and mostly used for summariztion</text:p>
      <text:p text:style-name="P9"><text:span text:style-name="T19"/></text:p>
      <text:p text:style-name="P3"><text:span text:style-name="T8">ROUGE-L</text:span><text:span text:style-name="T41"> (200</text:span><text:span text:style-name="T8">4</text:span><text:span text:style-name="T41">)</text:span></text:p>
      <text:p text:style-name="P18"><text:span text:style-name="T32"/></text:p>
      <text:p text:style-name="P19"><text:span text:style-name="T21">+: </text:span></text:p>
      <text:p text:style-name="P20"><text:soft-page-break/><text:span text:style-name="T32">- </text:span><text:span text:style-name="T33">sentence-level metric : reflects sentence-level word order by only awarding credit to in-sequence unigram matches</text:span></text:p>
      <text:p text:style-name="P20"><text:span text:style-name="T33"/></text:p>
      <text:p text:style-name="P21"><text:span text:style-name="T21">- : </text:span></text:p>
      <text:p text:style-name="P12"><text:span text:style-name="T1">- it does not differentiate LCSes </text:span><text:span text:style-name="T49">(Longest Common S</text:span><text:span text:style-name="T50">ubs</text:span><text:span text:style-name="T49">equences)</text:span><text:span text:style-name="T1"> of different spatial relations within their embedding sequences</text:span></text:p>
      <text:p text:style-name="P12"><text:span text:style-name="T47">Ex :</text:span><text:span text:style-name="T46"> </text:span></text:p>
      <text:p text:style-name="P12"><text:span text:style-name="T49">Ref </text:span>: [A B C D E F G] </text:p>
      <text:p text:style-name="P12"><text:span text:style-name="T51">S</text:span>1: [A B C D H I K] </text:p>
      <text:p text:style-name="P12"><text:span text:style-name="T51">S</text:span>2: [A H B K C I D] </text:p>
      <text:p text:style-name="P12"/>
      <text:p text:style-name="P12"><text:span text:style-name="T51">S</text:span>1 and <text:span text:style-name="T51">S</text:span>2 have the same score. However, in this case, <text:span text:style-name="T51">S</text:span>1 should be the better choice than <text:span text:style-name="T51">S</text:span>2 because <text:span text:style-name="T51">S</text:span>1 has consecutive matches</text:p>
      <text:p text:style-name="P12"/>
      <text:p text:style-name="P21"><text:span text:style-name="T30">- </text:span>only counts the main in-sequence words ; therefore, other longest common subsequences and shorter sequences are not reflected in the final score.</text:p>
      <text:p text:style-name="P21"/>
      <text:p text:style-name="P30">Ex : </text:p>
      <text:p text:style-name="P22"><text:span text:style-name="T32">Ref</text:span><text:span text:style-name="T30">. police killed the gunman </text:span></text:p>
      <text:p text:style-name="P22"><text:span text:style-name="T32">C1</text:span><text:span text:style-name="T30">. police kill the gunman </text:span></text:p>
      <text:p text:style-name="P28"><text:span text:style-name="T41">C2</text:span><text:span text:style-name="T40">. the gunman kill police</text:span></text:p>
      <text:p text:style-name="P22"><text:span text:style-name="T34">C3. </text:span><text:span text:style-name="T40">the gunman police killed</text:span></text:p>
      <text:p text:style-name="P22"><text:span text:style-name="T34"/></text:p>
      <text:p text:style-name="P23"><text:span text:style-name="T35">The </text:span><text:span text:style-name="T34">LCS counts either “the gunman” or “police killed”, but not both; therefore, </text:span><text:span text:style-name="T35">C3</text:span><text:span text:style-name="T34"> has the same score as </text:span><text:span text:style-name="T35">C2, while C3 is slightly better than C2 (NB : BLEU-2 would prefer C3 over C2)</text:span><text:span text:style-name="T34">.</text:span><text:span text:style-name="T3"> </text:span></text:p>
      <text:p text:style-name="P23"><text:span text:style-name="T3"/></text:p>
      <text:p text:style-name="P4"><text:span text:style-name="T8">ROUGE-</text:span><text:span text:style-name="T10">W</text:span><text:span text:style-name="T9"> (200</text:span><text:span text:style-name="T8">4</text:span><text:span text:style-name="T9">)</text:span></text:p>
      <text:p text:style-name="P4"><text:span text:style-name="T9"/></text:p>
      <text:p text:style-name="P5"><text:span text:style-name="T22">+: </text:span></text:p>
      <text:p text:style-name="P24"><text:span text:style-name="T32">- </text:span><text:span text:style-name="T16">credits to </text:span><text:span text:style-name="T17">(weighted) </text:span><text:span text:style-name="T16">longest common subsequences </text:span><text:span text:style-name="T17">(WLCS) </text:span><text:span text:style-name="T48">with consecutive words. </text:span><text:span text:style-name="T17">In the example above (with Ref, S1 and S2), it allows S1 to be ranked higher than S2</text:span></text:p>
      <text:p text:style-name="P24"><text:span text:style-name="T16"/></text:p>
      <text:p text:style-name="P24"><text:span text:style-name="T21">- : </text:span></text:p>
      <text:p text:style-name="P24"><text:span text:style-name="T16">- only counts the main in-sequence words ; therefore, other longest common subsequences and shorter sequences are not reflected in the final score</text:span></text:p>
      <text:p text:style-name="P24"><text:span text:style-name="T16"/></text:p>
      <text:p text:style-name="P31">Ex : </text:p>
      <text:p text:style-name="P24"><text:span text:style-name="T32">Ref</text:span><text:span text:style-name="T30">. police killed the gunman </text:span></text:p>
      <text:p text:style-name="P24"><text:span text:style-name="T32">C1</text:span><text:span text:style-name="T30">. police kill the gunman </text:span></text:p>
      <text:p text:style-name="P29"><text:span text:style-name="T41">C2</text:span><text:span text:style-name="T40">. the gunman kill police</text:span></text:p>
      <text:p text:style-name="P24"><text:span text:style-name="T34">C3. </text:span><text:span text:style-name="T40">the gunman police killed</text:span></text:p>
      <text:p text:style-name="P24"><text:span text:style-name="T34"/></text:p>
      <text:p text:style-name="P24"><text:span text:style-name="T36">For the three candidates,</text:span><text:span text:style-name="T35"> </text:span><text:span text:style-name="T36">W</text:span><text:span text:style-name="T34">LCS </text:span><text:span text:style-name="T36">is equal to 2 (or f(2) where f is a weighting function)</text:span><text:span text:style-name="T34">. </text:span><text:span text:style-name="T36">Therefore, they all have the same score, which is problematic</text:span></text:p>
      <text:p text:style-name="P24"><text:span text:style-name="T36"/></text:p>
      <text:p text:style-name="P6"><text:span text:style-name="T8">ROUGE-</text:span><text:span text:style-name="T11">S</text:span><text:span text:style-name="T9"> (200</text:span><text:span text:style-name="T8">4</text:span><text:span text:style-name="T9">)</text:span></text:p>
      <text:p text:style-name="P6"><text:span text:style-name="T9"/></text:p>
      <text:p text:style-name="P27"><text:span text:style-name="T42">Based on </text:span><text:span text:style-name="T7">Skip-Bigram Co-Occurrence Statistics </text:span><text:span text:style-name="T12">( </text:span><text:span text:style-name="T7">Skip-bigram </text:span><text:span text:style-name="T12">=</text:span><text:span text:style-name="T7"> any pair of words in their sentence order, allowing for arbitrary gaps</text:span><text:span text:style-name="T12">)</text:span></text:p>
      <text:p text:style-name="P27"><text:soft-page-break/><text:span text:style-name="T12"/></text:p>
      <text:p text:style-name="P6"><text:span text:style-name="T24">+: </text:span></text:p>
      <text:p text:style-name="P6"><text:span text:style-name="T24"/></text:p>
      <text:p text:style-name="P25"><text:span text:style-name="T31">- </text:span><text:span text:style-name="T37">comparing to Bleu, </text:span>does not require consecutive matches but is still sensitive to word order.</text:p>
      <text:p text:style-name="P25">- <text:span text:style-name="T52">c</text:span>omparing with <text:span text:style-name="T52">Rouge-S and Rouge-W</text:span>, skip-bigram counts all in-order matching word pairs while <text:span text:style-name="T52">the two others</text:span> only count one longest common subsequence</text:p>
      <text:p text:style-name="P25">- <text:span text:style-name="T52">possibility to </text:span>limit the maximum skip distance between two in-order words that is allowed to form a skip-bigram <text:span text:style-name="T52">(parameter d_skip). Ex : i</text:span>f we set d_skip to 4, then only word pairs of at most 4 words apart can form skip-bigrams. <text:span text:style-name="T53">For d_skip = N, score associated = ROUGE-SN</text:span></text:p>
      <text:p text:style-name="P25"/>
      <text:p text:style-name="P25"><text:span text:style-name="T52">Empirically, ROUGE-S, ROUGE-S4, ROUGE-S9 </text:span><text:span text:style-name="T53">perform better than BLEU or ROUGE-W ; </text:span><text:s/>better correlation with adequacy can be reached by applying stemmer <text:span text:style-name="T45">(</text:span><text:span text:style-name="T54">strip word suffixes to improve matching</text:span><text:span text:style-name="T55">)</text:span></text:p>
      <text:p text:style-name="P16"/>
      <text:p text:style-name="P32"/>
      <text:p text:style-name="P32"/>
      <text:p text:style-name="P32"/>
      <text:p text:style-name="P32"/>
      <text:p text:style-name="P32"/>
      <text:p text:style-name="P26"><text:span text:style-name="T21">- : </text:span><text:span text:style-name="T27"><text:s/></text:span><text:span text:style-name="T38">for all of them : they do not take into account synonyms and paraphras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ightSans" svg:font-family="FreightSans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59" meta:word-count="723" meta:character-count="4147" meta:non-whitespace-character-count="3456"/>
  </office:meta>
</office:document-meta>
</file>